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2-06_21-16-5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2-07_01-51-22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2-07_01-57-56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2-07_09-14-08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 office:value-type="string">
            <text:p>2022-12-07_09-14-15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 office:value-type="string">
            <text:p>2022-12-07_09-14-28_000.jpg</text:p>
          </table:table-cell>
          <table:table-cell table:style-name="ce27" office:value-type="string">
            <text:p>:m / daylog メモ / partial / 2022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2-07_09-26-27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2-07_13-17-22_000.jpg</text:p>
          </table:table-cell>
          <table:table-cell table:style-name="ce27" office:value-type="string">
            <text:p>:m RES 1*1 / free# JVEMV6 83#_53:1 / 83. chemistry / topics=グリーン化学,w=,s=~,i=~,other=memo+:銅の析出：費用と収入：計算；conc+,next=~,doc=r-2-1~1.2:f-1.6#R.~1</text:p>
          </table:table-cell>
          <table:table-cell table:style-name="ce28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RES 1*1 / free# JVEMV6 83#_53:1 / 83. chemistry / topics=グリーン化学,w=,s=~,i=~,other=memo+:銅の析出：費用と収入：計算；conc+,next=~,doc=r-2-1~1.2:f-1.6#R.~1">
            <text:p>:m RES 1*1 / free# JVEMV6 83#_53:1 / 83. chemistry / topics=グリーン化学,w=,s=~,i=~,other=memo+:銅の析出：費用と収入：計算；conc+,next=~,doc=r-2-1~1.2:f-1.6#R.~1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2-12-07_14-05-1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2-07_17-05-56_000.jpg</text:p>
          </table:table-cell>
          <table:table-cell table:style-name="ce27" office:value-type="string">
            <text:p>:m RES 1*1 / free# JVEMV6 83#_53:2 / 83. chemistry / topics=グリーン化学：銅、析出,w=,s=~,i=~,other=~,next=~,doc=r-2-1~1.2:f-1.6#R.~1</text:p>
          </table:table-cell>
          <table:table-cell table:style-name="ce20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RES 1*1 / free# JVEMV6 83#_53:2 / 83. chemistry / topics=グリーン化学：銅、析出,w=,s=~,i=~,other=~,next=~,doc=r-2-1~1.2:f-1.6#R.~1">
            <text:p>:m RES 1*1 / free# JVEMV6 83#_53:2 / 83. chemistry / topics=グリーン化学：銅、析出,w=,s=~,i=~,other=~,next=~,doc=r-2-1~1.2:f-1.6#R.~1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2-12-07_19-08-57_000.jpg</text:p>
          </table:table-cell>
          <table:table-cell table:style-name="ce27" office:value-type="string">
            <text:p>:m :篠笛,shinobue #*# / session-memo:session-1 / 1#1 / p.1-&lt;1&gt;:genre=melody,for=~,key=Af(h-7),notes=~,R=~,file-id=2022-11-27_19-05-18_000.jpg,piece-id=~,tempo=~,session=hour-~,other=~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:篠笛,shinobue #*# / session-memo:session-1 / 1#1 / p.1-&lt;1&gt;:genre=melody,for=~,key=Af(h-7),notes=~,R=~,file-id=2022-11-27_19-05-18_000.jpg,piece-id=~,tempo=~,session=hour-~,other=~,musescore=~">
            <text:p>:m :篠笛,shinobue #*# / session-memo:session-1 / 1#1 / p.1-&lt;1&gt;:genre=melody,for=~,key=Af(h-7),notes=~,R=~,file-id=2022-11-27_19-05-18_000.jpg,piece-id=~,tempo=~,session=hour-~,other=~,musescore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8">2022/12/08</text:date>, <text:time>11:19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08T11:19:54.90</dc:date>
    <dc:creator>iwabuchi ken</dc:creator>
    <meta:editing-duration>P51DT16H52M35S</meta:editing-duration>
    <meta:editing-cycles>16656</meta:editing-cycles>
    <meta:document-statistic meta:table-count="2" meta:cell-count="920" meta:object-count="0"/>
    <meta:user-defined meta:name="qrichtext">1</meta:user-defined>
  </office:meta>
</office:document-meta>
</file>